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814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Calibri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" style:family="table-cell" style:parent-style-name="Default">
      <style:text-properties style:font-name="Calibri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1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2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3" style:family="table-cell" style:parent-style-name="Default">
      <style:table-cell-properties fo:background-color="transparent" fo:padding="0.071cm"/>
      <style:text-properties style:font-name="Calibri"/>
    </style:style>
    <style:style style:name="ce24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5" style:family="table-cell" style:parent-style-name="Default" style:data-style-name="N1">
      <style:table-cell-properties fo:border="0.06pt solid #000000"/>
    </style:style>
    <style:style style:name="ce26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7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9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0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1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 style:data-style-name="N145">
      <style:table-cell-properties fo:border="0.06pt solid #000000"/>
    </style:style>
    <style:style style:name="ce33" style:family="table-cell" style:parent-style-name="Default" style:data-style-name="N145">
      <style:table-cell-properties fo:padding="0.071cm"/>
      <style:text-properties style:font-name="Calibri"/>
    </style:style>
    <style:style style:name="ce34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33"/>
        <table:table-column table:style-name="co10" table:number-columns-repeated="246" table:default-cell-style-name="ce8"/>
        <table:table-column table:style-name="co10" table:number-columns-repeated="767" table:default-cell-style-name="ce7"/>
        <table:table-column table:style-name="co10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3"/>
          <table:covered-table-cell table:number-columns-repeated="3" table:style-name="ce9"/>
          <table:covered-table-cell table:style-name="ce20"/>
          <table:table-cell table:style-name="ce23"/>
          <table:table-cell table:style-name="ce29"/>
          <table:table-cell table:style-name="ce23" table:number-columns-repeated="1013"/>
          <table:table-cell/>
        </table:table-row>
        <table:table-row table:style-name="ro2">
          <table:table-cell table:style-name="ce2" office:value-type="string" table:number-columns-spanned="7" table:number-rows-spanned="1">
            <text:p>Sales CST Report</text:p>
          </table:table-cell>
          <table:covered-table-cell table:number-columns-repeated="5" table:style-name="ce9"/>
          <table:covered-table-cell table:style-name="ce20"/>
          <table:table-cell table:style-name="ce23"/>
          <table:table-cell table:style-name="ce29"/>
          <table:table-cell table:style-name="ce23" table:number-columns-repeated="1013"/>
          <table:table-cell/>
        </table:table-row>
        <table:table-row table:style-name="ro3">
          <table:table-cell table:style-name="ce3"/>
          <table:table-cell table:style-name="ce10" office:value-type="string">
            <text:p><text:span text:style-name="T2">Date From</text:span> : <text:a xlink:href="python://get_date_from()" xlink:type="simple">date_from</text:a></text:p>
          </table:table-cell>
          <table:table-cell table:style-name="ce14" office:value-type="string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table-cell table:style-name="ce15"/>
          <table:table-cell table:style-name="ce11"/>
          <table:table-cell table:style-name="ce18"/>
          <table:table-cell table:style-name="ce11"/>
          <table:table-cell table:style-name="ce24"/>
          <table:table-cell table:style-name="ce30"/>
          <table:table-cell table:style-name="ce24" table:number-columns-repeated="29"/>
          <table:table-cell table:style-name="ce37" table:number-columns-repeated="968"/>
          <table:table-cell table:style-name="Default" table:number-columns-repeated="16"/>
          <table:table-cell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1" office:value-type="string">
            <text:p>CST paid</text:p>
          </table:table-cell>
          <table:table-cell table:style-name="ce4" office:value-type="string">
            <text:p>Category</text:p>
          </table:table-cell>
          <table:table-cell table:style-name="ce36" table:number-columns-repeated="1013"/>
        </table:table-row>
        <table:table-row table:style-name="ro5">
          <table:table-cell table:style-name="ce5" office:value-type="string">
            <text:p><text:a xlink:href="python://for%20each=%22line%20in%20get_sales_cst(%20)%22" xlink:type="simple">for</text:a></text:p>
          </table:table-cell>
          <table:table-cell table:style-name="ce11" table:number-columns-repeated="6"/>
          <table:table-cell table:style-name="ce25"/>
          <table:table-cell table:style-name="ce32"/>
          <table:table-cell table:style-name="ce20"/>
          <table:table-cell table:style-name="ce23" table:number-columns-repeated="1012"/>
          <table:table-cell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line['customer']or%20''" xlink:type="simple">customer</text:a></text:p>
          </table:table-cell>
          <table:table-cell table:style-name="ce12" office:value-type="string">
            <text:p><text:a xlink:href="python://line['tinno']or%20''" xlink:type="simple">tinno</text:a></text:p>
          </table:table-cell>
          <table:table-cell table:style-name="ce12" office:value-type="string">
            <text:p><text:a xlink:href="python://line['commoditycode']or%20''" xlink:type="simple">CC</text:a></text:p>
          </table:table-cell>
          <table:table-cell table:style-name="ce17" office:value-type="string">
            <text:p><text:a xlink:href="python://line['invoiceno']or%20''" xlink:type="simple">Invoiceno</text:a></text:p>
          </table:table-cell>
          <table:table-cell table:style-name="ce17" office:value-type="string">
            <text:p><text:a xlink:href="python://convert_date(line['invoicedate'])or%20''" xlink:type="simple">invoicedate</text:a></text:p>
          </table:table-cell>
          <table:table-cell table:style-name="ce21" office:value-type="string">
            <text:p><text:a xlink:href="python://line['salesvalue']or%20''" xlink:type="simple">sales_value</text:a></text:p>
          </table:table-cell>
          <table:table-cell table:style-name="ce26" office:value-type="string">
            <text:p><text:a xlink:href="python://line['rate']or%20''" xlink:type="simple">tax_rate</text:a></text:p>
          </table:table-cell>
          <table:table-cell table:style-name="ce21" office:value-type="string">
            <text:p><text:a xlink:href="python://line['cst_paid']or%20%200.00" xlink:type="simple">cstpaid</text:a></text:p>
          </table:table-cell>
          <table:table-cell table:style-name="ce35" office:value-type="string">
            <text:p><text:a xlink:href="python://line['category']or%20''" xlink:type="simple">Category</text:a></text:p>
          </table:table-cell>
          <table:table-cell table:number-columns-repeated="1013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>
          <table:table-cell table:style-name="ce7" table:number-columns-repeated="6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5">
          <table:table-cell table:style-name="ce7" table:number-columns-repeated="5"/>
          <table:table-cell table:style-name="ce19" office:value-type="string">
            <text:p>Sales Value</text:p>
          </table:table-cell>
          <table:table-cell table:style-name="ce22" office:value-type="string">
            <text:p><text:a xlink:href="python://get_total()%20or%20''" xlink:type="simple">Total</text:a></text:p>
          </table:table-cell>
          <table:table-cell table:style-name="ce27" office:value-type="string">
            <text:p>CST paid</text:p>
          </table:table-cell>
          <table:table-cell table:style-name="ce22" office:value-type="string">
            <text:p><text:a xlink:href="python://get_csttotal()%20or%20''" xlink:type="simple">CST Total</text:a></text:p>
          </table:table-cell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6" table:number-columns-repeated="4"/>
          <table:table-cell table:style-name="ce28"/>
          <table:table-cell table:style-name="ce34"/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2-11T16:30:13</dc:date>
    <meta:editing-duration>PT22H41M37S</meta:editing-duration>
    <meta:editing-cycles>166</meta:editing-cycles>
    <meta:generator>LibreOffice/3.5$Linux_x86 LibreOffice_project/350m1$Build-2</meta:generator>
    <dc:creator>Dev127 </dc:creator>
    <meta:document-statistic meta:table-count="1" meta:cell-count="30" meta:object-count="0"/>
  </office:meta>
</office:document-meta>
</file>